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202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4256" calcext:value-type="float">
            <text:p>65.29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202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0792" calcext:value-type="float">
            <text:p>65.01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202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202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2019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7512" calcext:value-type="float">
            <text:p>65.43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201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58" calcext:value-type="float">
            <text:p>65.4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201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8784" calcext:value-type="float">
            <text:p>65.7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1456" calcext:value-type="float">
            <text:p>65.7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201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636" calcext:value-type="float">
            <text:p>66.1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201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8552" calcext:value-type="float">
            <text:p>66.1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201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7768" calcext:value-type="float">
            <text:p>64.43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2009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200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4536" calcext:value-type="float">
            <text:p>63.7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200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5664" calcext:value-type="float">
            <text:p>63.6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2006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200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8848" calcext:value-type="float">
            <text:p>61.64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2004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5776" calcext:value-type="float">
            <text:p>62.21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200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6912" calcext:value-type="float">
            <text:p>60.63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200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2488" calcext:value-type="float">
            <text:p>60.29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200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200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9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9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96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95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6776" calcext:value-type="float">
            <text:p>54.9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9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5096" calcext:value-type="float">
            <text:p>52.96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9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9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7872" calcext:value-type="float">
            <text:p>53.0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9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1904" calcext:value-type="float">
            <text:p>52.5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9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3864" calcext:value-type="float">
            <text:p>53.01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8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8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8544" calcext:value-type="float">
            <text:p>52.3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87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5744" calcext:value-type="float">
            <text:p>52.8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8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9896" calcext:value-type="float">
            <text:p>53.2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8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8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8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8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8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7864" calcext:value-type="float">
            <text:p>54.5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4696" calcext:value-type="float">
            <text:p>53.5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79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4696" calcext:value-type="float">
            <text:p>53.5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7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7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3168" calcext:value-type="float">
            <text:p>54.3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7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6696" calcext:value-type="float">
            <text:p>54.3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7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7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9248" calcext:value-type="float">
            <text:p>53.4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7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8144" calcext:value-type="float">
            <text:p>52.9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7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0152" calcext:value-type="float">
            <text:p>52.2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7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7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2672" calcext:value-type="float">
            <text:p>53.38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7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6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6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7256" calcext:value-type="float">
            <text:p>51.1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6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2416" calcext:value-type="float">
            <text:p>50.5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6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7736" calcext:value-type="float">
            <text:p>51.2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6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6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7752" calcext:value-type="float">
            <text:p>48.3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6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2056" calcext:value-type="float">
            <text:p>47.6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6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4624" calcext:value-type="float">
            <text:p>47.6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6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2288" calcext:value-type="float">
            <text:p>47.2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5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5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5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195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7016" calcext:value-type="float">
            <text:p>45.4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